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5cm"/>
    </style:style>
    <style:style style:name="co2" style:family="table-column">
      <style:table-column-properties fo:break-before="auto" style:column-width="3.91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Solution Dungeon &amp; Trolls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Mouvement</text:p>
          </table:table-cell>
          <table:table-cell table:style-name="ce1" office:value-type="string">
            <text:p>Note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office:value-type="string">
            <text:p>(Chemin du centre)</text:p>
          </table:table-cell>
          <table:table-cell table:number-columns-repeated="1022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office:value-type="string">
            <text:p>(Clé rouge)</text:p>
          </table:table-cell>
          <table:table-cell table:number-columns-repeated="1022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office:value-type="string">
            <text:p>(Clé bleue)</text:p>
          </table:table-cell>
          <table:table-cell table:number-columns-repeated="1022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office:value-type="string">
            <text:p>(Porte bleue)</text:p>
          </table:table-cell>
          <table:table-cell table:number-columns-repeated="1022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office:value-type="string">
            <text:p>(Porte rouge)</text:p>
          </table:table-cell>
          <table:table-cell table:number-columns-repeated="1022"/>
        </table:table-row>
        <table:table-row table:style-name="ro1">
          <table:table-cell office:value-type="string">
            <text:p>Bas</text:p>
          </table:table-cell>
          <table:table-cell office:value-type="string">
            <text:p>(Anneau de résistance)</text:p>
          </table:table-cell>
          <table:table-cell table:number-columns-repeated="1022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office:value-type="string">
            <text:p>(Chemin de droite)</text:p>
          </table:table-cell>
          <table:table-cell table:number-columns-repeated="1022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office:value-type="string">
            <text:p>(Clé bleue)</text:p>
          </table:table-cell>
          <table:table-cell office:value-type="string">
            <text:p>--&gt; On retourne chercher la torche</text:p>
          </table:table-cell>
          <table:table-cell table:number-columns-repeated="1021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office:value-type="string">
            <text:p>(Porte bleue)</text:p>
          </table:table-cell>
          <table:table-cell table:number-columns-repeated="1022"/>
        </table:table-row>
        <table:table-row table:style-name="ro1">
          <table:table-cell office:value-type="string">
            <text:p>Gauche</text:p>
          </table:table-cell>
          <table:table-cell office:value-type="string">
            <text:p>(Torche)</text:p>
          </table:table-cell>
          <table:table-cell office:value-type="string">
            <text:p>--&gt; Maintenant on peut récupérer les 2 dernières clés</text:p>
          </table:table-cell>
          <table:table-cell table:number-columns-repeated="1021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office:value-type="string">
            <text:p>(voie de gauche)</text:p>
          </table:table-cell>
          <table:table-cell table:number-columns-repeated="1022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office:value-type="string">
            <text:p>(Clé bleue)</text:p>
          </table:table-cell>
          <table:table-cell table:number-columns-repeated="1022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office:value-type="string">
            <text:p>(Clé rouge)</text:p>
          </table:table-cell>
          <table:table-cell office:value-type="string">
            <text:p>--&gt; On va chercher la anti fire potion</text:p>
          </table:table-cell>
          <table:table-cell table:number-columns-repeated="1021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office:value-type="string">
            <text:p>(Porte rouge)</text:p>
          </table:table-cell>
          <table:table-cell table:number-columns-repeated="1022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office:value-type="string">
            <text:p>(Porte bleue)</text:p>
          </table:table-cell>
          <table:table-cell table:number-columns-repeated="1022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office:value-type="string">
            <text:p>(Anti fire)</text:p>
          </table:table-cell>
          <table:table-cell office:value-type="string">
            <text:p>--&gt; On va chercher la clé dorée</text:p>
          </table:table-cell>
          <table:table-cell table:number-columns-repeated="1021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office:value-type="string">
            <text:p>(Clé dorée)</text:p>
          </table:table-cell>
          <table:table-cell office:value-type="string">
            <text:p>--&gt; Plus qu'à retourner à la sortie)</text:p>
          </table:table-cell>
          <table:table-cell table:number-columns-repeated="1021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Droit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Bas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Gauche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table:number-columns-repeated="1023"/>
        </table:table-row>
        <table:table-row table:style-name="ro1">
          <table:table-cell office:value-type="string">
            <text:p>Haut</text:p>
          </table:table-cell>
          <table:table-cell office:value-type="string">
            <text:p>--&gt; Porte dorée</text:p>
          </table:table-cell>
          <table:table-cell table:number-columns-repeated="1022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13/03/2014</text:date>, <text:time>13:2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3-13T10:37:40.32</meta:creation-date>
    <dc:date>2014-03-13T13:28:24.04</dc:date>
    <meta:editing-duration>PT02H36M54S</meta:editing-duration>
    <meta:editing-cycles>14</meta:editing-cycles>
    <meta:generator>OpenOffice.org/3.1$Win32 OpenOffice.org_project/310m11$Build-9399</meta:generator>
    <meta:document-statistic meta:table-count="3" meta:cell-count="316" meta:object-count="0"/>
  </office:meta>
</office:document-meta>
</file>